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21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0.4245833333333cm"/>
    </style:style>
    <style:style style:name="co4" style:family="table-column">
      <style:table-column-properties fo:break-before="auto" style:column-width="2.89277777777778cm"/>
    </style:style>
    <style:style style:name="co5" style:family="table-column">
      <style:table-column-properties fo:break-before="auto" style:column-width="4.53319444444444cm"/>
    </style:style>
    <style:style style:name="co6" style:family="table-column">
      <style:table-column-properties fo:break-before="auto" style:column-width="10.2658333333333cm"/>
    </style:style>
    <style:style style:name="co7" style:family="table-column">
      <style:table-column-properties fo:break-before="auto" style:column-width="3.24555555555556cm"/>
    </style:style>
    <style:style style:name="co8" style:family="table-column">
      <style:table-column-properties fo:break-before="auto" style:column-width="9.26041666666667cm"/>
    </style:style>
    <style:style style:name="co9" style:family="table-column">
      <style:table-column-properties fo:break-before="auto" style:column-width="2.18722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addres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raw_addre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ck 3, Grove Court, Grove Road, Blanchard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ville Resid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beryard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ncer Dock,Blackwater House,Block R1,Dublin 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macnoise Grove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 Carmanhall Rd, Sandyf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nev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ton Hall H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, High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UPR GEORGES STREET DUN LAOGHAIRE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enix Gate, Áras an Uachtará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enure - Bran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esian Plaza Sprinkler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Lower Baggot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ll Business Centre Gloucester Pl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-07 BALLYCORUS ROAD, JNCT ENNISKERRY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Parnell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scoil 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y Rosary 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CD Exam Centre, Blackr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hicore, Jamestown Rd (TOD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FFEE SHOP ARDGILLAN, ARDGILLAN, CASTLE, BALBRIGGAN,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s Depot &amp; Public Conven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 Ráth T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. Colmcille's BNS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 3b Santry Avenue, Dublin 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gital Depot , Thomas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nt Shop M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ballis park un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S PARK <text:s/>TEA ROO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yce's Court Additional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ristown Bus De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rst &amp; Second Flr &amp; Basement, 89-94 Capel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grove, Unit 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grove, Unit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n Switch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THE CRESC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esian Plaza First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bill Hill Road Metering Kio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dr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enomena Resid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T Cathal Brugha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hall College, Swords Road, White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RNE COURT MOURNEVIEW EST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ughters Of Charity, Administrator St Josephs, Apt 3, Clonsilla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SALLYNOGGIN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fermot Library Civic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IS, 6-7 Hanover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. Michael's Estate Project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ose Park, Art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SH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nd Floor Corri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Upper Rathmines Rd, Dublin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2 FLOOR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/19 Parnell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ballis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Merrion Square bas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k Rangers Depot, Greenridge Court, Dublin 15 <text:s text:c="13"/>D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CA HQ Nav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LIC TOILETS EAST P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KIOSKS, ROCK ROAD, BLACKROCK, Dublin (County)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National Maternity Hospital, 29 Merrion Squar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n Street, Rathco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L HILL, SMALL WINDMILL, SKER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CK 2, HARBOUR SQUARE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fermot Youthreach, Rosmore Avenue, Ballyferm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rry Orchard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ttan House Publ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VEY AVENUE SWITCH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ST. STEPHENS GREEN DUBLIN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HIDE ROAD ARTANE DUBLIN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LAIT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NIGHT SHEL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od ligh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 6 Gloucester Pl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grove, Unit 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NIGHT SHEL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.Kilian's German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MONT PUBLIC CONVENIENCE STRAND ROAD GPBSE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ler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hicore Libr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a Street Fire Brigade HQ / Control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umlin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NGING ROOMS FOREST RD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evoir House, Sandyf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n 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dge Street Caretakers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MOYVIL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onal Museum of Ire, Collins Barracks, Dublin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FARMLEIGH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leogue - Bran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UNITS 5.2 TO 5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yngham Road Bus De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HIDE ROAD ARTANE DUBLIN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DVEC, No 1 Pembroke Place. Ballsbri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ms Earlsofrt tce,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ndation House, Northumberland Avenue, Dun Laogh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-4 Merrion R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rGrid Brooklawn Hse - 4th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don House, HQ Building, Amiens Street,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rry Orchard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. McCullins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 Services Crum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 Street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ck B D La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dbodys Ground &amp; 1st. Floor - Capital Mark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Davids CBS, Art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lka Valley <text:s/>P &amp; P Cl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J&amp;E, 51 St Stephen's Gr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College Gr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ic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Bancroft Park, Talla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Peters Court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T Park House, 1st Floor Spare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hestown Aven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B International Centre - IFSC - Capital Marke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ation College, Terenure Park, Teren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h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ugborough Rd, Abbotstown Dublin 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man House M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ylemore Park Housing Maintenance St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side school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 21B, 21 Liberty L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FERRYCARRIG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c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nchardstown Adult Edu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lanade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GECASTLE GOLF CLUB, BALDONNELL, CO. DUBLIN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FFEE SHOP ARDGILLAN, ARDGILLAN, CASTLE, BALBRIGGAN,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osbie Yard Unit H7 <text:s/>Site 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bill Hill Road Metering Kio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eet Street,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 13, TTEC, Pearse St Enterprise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distown, Cloghran,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nd Floor, 13 Gardiner Pl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. 32 BELARMINE PLAZA COMMUNITY FACILTI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amount 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g Treatment Centre, 32 Pearse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MARYS 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ON STADI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LA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 Room in E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HGROVE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nt Of Holy Angels, Millhouse, Chapelizod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erg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th Floor, Exchange 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s Depot &amp; Public Conven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 4, 1 Granby R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tstown National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elaide Road - Head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oklawn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beg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le Court Bl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aumo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ck E 55/61 Mount Street U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shaugh Park Meter Room/Kio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ants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Ita's 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lding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th Floor East-West, Park House, North Circular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HENRY STREET DUBLIN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Kilians S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t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lling Ops C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 main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gital Court (common area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amount 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k of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ol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DVEC Sportsground, Teren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PINTREE PARK SPORTS CHANGING PAVILLION BALLYMUN DUBLIN 9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ggart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CH, 6 Nrth Frederick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clyde Road Ballsbrid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ORM OVER FLOW HOUSE PATRICK DOYLE ROAD DUBLIN 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 of Nursing, D'Olier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brigggn PC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onal Consumer Agency, 4 Harcourt Road,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BRIDGE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r stairs in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FORD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tar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 Cairn, Community Centre, Br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tstown National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HILLVIEW GROVE, Balinte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ree Gateway, East Wall Road, Dubli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tel EHB, 229 North Circular Road, Dublin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College Green</text:p>
          </table:table-cell>
          <table:table-cell table:number-columns-repeated="16383"/>
        </table:table-row>
        <table:table-row table:number-rows-repeated="1048375" table:style-name="ro1">
          <table:table-cell table:number-columns-repeated="16384"/>
        </table:table-row>
      </table:table>
      <table:table table:name="extracted_postcodes" table:style-name="ta2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extracted_postcodes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blin 01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CO. DUBLIN</text:p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CO. Dublin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ublin 9</text:p>
          </table:table-cell>
          <table:table-cell table:number-columns-repeated="16383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office:value-type="string" table:style-name="ce1">
            <text:p>CO DUBL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ublin 6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Dublin 15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ublin (County)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LIN 5</text:p>
          </table:table-cell>
          <table:table-cell table:number-columns-repeated="16383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office:value-type="string" table:style-name="ce1">
            <text:p>Dublin 7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DUBLIN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ublin 2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Dublin 1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ublin 2</text:p>
          </table:table-cell>
          <table:table-cell table:number-columns-repeated="16383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1">
            <text:p>Dublin 15</text:p>
          </table:table-cell>
          <table:table-cell table:number-columns-repeated="1638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. Dublin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blin</text:p>
          </table:table-cell>
          <table:table-cell table:number-columns-repeated="16383"/>
        </table:table-row>
        <table:table-row table:number-rows-repeated="33" table:style-name="ro1">
          <table:table-cell table:number-columns-repeated="16384"/>
        </table:table-row>
        <table:table-row table:style-name="ro1">
          <table:table-cell office:value-type="string" table:style-name="ce1">
            <text:p>DUBLIN 1</text:p>
          </table:table-cell>
          <table:table-cell table:number-columns-repeated="1638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DUBLIN 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 Dublin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BLIN 14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blin 2</text:p>
          </table:table-cell>
          <table:table-cell table:number-columns-repeated="1638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Dubli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lin 7</text:p>
          </table:table-cell>
          <table:table-cell table:number-columns-repeated="16383"/>
        </table:table-row>
        <table:table-row table:number-rows-repeated="1048377" table:style-name="ro1">
          <table:table-cell table:number-columns-repeated="16384"/>
        </table:table-row>
      </table:table>
      <table:table table:name="addresses_without_postcodes" table:style-name="ta2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ddresses_without_postcod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ock 3, Grove Court, Grove Road, Blanchardstown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Merville Residence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Timberyard Community Centr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Spencer Dock,Blackwater House,Block R1,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Clonmacnoise Grove Community Room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PAD Carmanhall Rd, Sandyford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Glasnevin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Burton Hall Hort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Garda Station, High Road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11 UPR GEORGES STREET DUN LAOGHAIRE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Phoenix Gate, Áras an Uachtaráin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Terenure - Branch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Miesian Plaza Sprinkler System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9"/>
        </table:table-row>
        <table:table-row table:style-name="ro1">
          <table:table-cell office:value-type="string" table:style-name="ce1">
            <text:p>73 Lower Baggot Street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Small Business Centre Gloucester Plac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H-07 BALLYCORUS ROAD, JNCT ENNISKERRY ROAD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16 Parnell Squar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Ardscoil Ri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Holy Rosary P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UCD Exam Centre, Blackrock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Inchicore, Jamestown Rd (TOD)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COFFEE SHOP ARDGILLAN, ARDGILLAN, CASTLE, BALBRIGGAN,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Works Depot &amp; Public Convenienc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Br Ráth Tó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St. Colmcille's BNS Sword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Unit 3b Santry Avenue,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Digital Depot , Thomas St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Paint Shop M4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9"/>
        </table:table-row>
        <table:table-row table:style-name="ro1">
          <table:table-cell office:value-type="string" table:style-name="ce1">
            <text:p>Corballis park unit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PEOPLES PARK TEA ROOM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Joyce's Court Additional Offic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Harristown Bus Depo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First &amp; Second Flr &amp; Basement, 89-94 Capel Stree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elgrove, Unit 23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elgrove, Unit 11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ain Switchroom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THE CRESCEN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iesian Plaza First Floor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ybill Hill Road Metering Kios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undrum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Glenomena Residences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IT Cathal Brugha Stree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Whitehall College, Swords Road, Whitehal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OURNE COURT MOURNEVIEW ESTAT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aughters Of Charity, Administrator St Josephs, Apt 3, Clonsilla,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SALLYNOGGIN PAR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allyfermot Library Civic Cent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INIS, 6-7 Hanover St</text:p>
          </table:table-cell>
          <table:table-cell table:style-name="ce4"/>
          <table:table-cell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1">
            <text:p>St. Michael's Estate Project Offic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Montrose Park, Artan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RUSH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Ground Floor Corridor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96 Upper Rathmines Rd,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ERHA 2 FLOOR R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18/19 Parnell Square</text:p>
          </table:table-cell>
          <table:table-cell table:style-name="ce4"/>
          <table:table-cell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1">
            <text:p>Corballis Park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69 Merrion Square basement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Park Rangers Depot, Greenridge Court, <text:s/>DB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FCA HQ Navan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PUBLIC TOILETS EAST PIER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ERHA HEALTH CENTR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WATER KIOSKS, ROCK ROAD, BLACKROCK,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The National Maternity Hospital, 29 Merrion Square.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Main Street, Rathcool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ILL HILL, SMALL WINDMILL, SKERRIES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LOCK 2, HARBOUR SQUA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allyfermot Youthreach, Rosmore Avenue, Ballyfermo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herry Orchard Community Cent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Grattan House Public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TURVEY AVENUE SWITCHROOM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2 ST. STEPHENS GREEN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ALAHIDE ROAD ARTANE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BLAITHIN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NIGHT SHELTER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Flood lighting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nit 6 Gloucester Plac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elgrove, Unit 24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NIGHT SHELTER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t.Kilian's German Schoo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LAREMONT PUBLIC CONVENIENCE STRAND ROAD GPBSE09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oiler Hous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Inchicore Librar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Tara Street Fire Brigade HQ / Control Cent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rumlin Road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HANGING ROOMS FOREST RD SWORDS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Resevoir House, Sandyford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ain Hospita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ridge Street Caretakers Hous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MOYVILL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National Museum of Ire, Collins Barracks,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FARMLEIGH PAR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Templeogue - Branch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UNITS 5.2 TO 5.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onyngham Road Bus Depo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ALAHIDE ROAD ARTANE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DVEC, No 1 Pembroke Place. Ballsbridg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Fms Earlsofrt tce,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Foundation House, Northumberland Avenue, Dun Laoghair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2-4 Merrion Row</text:p>
          </table:table-cell>
          <table:table-cell table:style-name="ce4"/>
          <table:table-cell table:style-name="ce1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1">
            <text:p>Coolock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EirGrid Brooklawn Hse - 4th Floor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Gandon House, HQ Building, Amiens Street,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Cherry Orchard Community Centr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St. McCullins Community Centr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Adult Services Crumlin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Mount Street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School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Block B D Laoir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Goodbodys Ground &amp; 1st. Floor - Capital Market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St Davids CBS, Artan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Site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">
            <text:p>Tolka Valley P &amp; P Club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oJ&amp;E, 51 St Stephen's Green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5 College Green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lectricity room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74 Bancroft Park, Tallagh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aint Peters Court Community Room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IT Park House, 1st Floor Spa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Rochestown Avenu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AIB International Centre - IFSC - Capital Markets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Presentation College, Terenure Park, Terenu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alahid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nugborough Rd, Abbotstown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Newman House Main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Kylemore Park Housing Maintenance Sto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outside school building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nit 21B, 21 Liberty Lan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FERRYCARRIG PAR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choo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Lucan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lanchardstown Adult Education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splanade Par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GRANGECASTLE GOLF CLUB, BALDONNELL,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OFFEE SHOP ARDGILLAN, ARDGILLAN, CASTLE, BALBRIGGAN,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rosbie Yard Unit H7 Site 30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ybill Hill Road Metering Kios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Fleet Street,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nit 13, TTEC, Pearse St Enterprise Cent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ardistown, Cloghran,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2nd Floor, 13 Gardiner Plac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NO. 32 BELARMINE PLAZA COMMUNITY FACILTI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Peamount Hospita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rug Treatment Centre, 32 Pearse Stree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T MARYS HAL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MORTON STADIUM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TALLAGH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HEALTH CENT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Plant Room in E Building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ASHGROVE HOUS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onvent Of Holy Angels, Millhouse, Chapelizod,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nergy Cent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5th Floor, Exchange Hal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Works Depot &amp; Public Convenienc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lare Stree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nit 4, 1 Granby Row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Huntstown National Schoo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Adelaide Road - Head Offic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Hal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rooklawn Hous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unbeg Hous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HEALTH CENT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Temple Court Blr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eaumon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lock E 55/61 Mount Street Upper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Poo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lonshaugh Park Meter Room/Kios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Infants schoo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t Ita's Hospita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Welding room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5th Floor East-West, Park House, North Circular Road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36 HENRY STREET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t Kilians SNS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utton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Tolling Ops CC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chool main building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Digital Court (common area)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Peamount Hospita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ack of SChoo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ooloc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DVEC Sportsground, Terenu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POPPINTREE PARK SPORTS CHANGING PAVILLION BALLYMUN<text:s text:c="2"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aggart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HCH, 6 Nrth Frederick S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28 clyde Road Ballsbridg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TORM OVER FLOW HOUSE PATRICK DOYLE ROAD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chool of Nursing, D'Olier St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Ballbrigggn PCC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National Consumer Agency, 4 Harcourt Road,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NEWBRIDGE HOUS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nder stairs in schoo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SANDFORD PARK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lontarf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Artan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Cois Cairn, Community Centre, Bra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Huntstown National School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33 HILLVIEW GROVE, Balinteer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ERHA HEALTH CENTR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Three Gateway, East Wall Road,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Hostel EHB, 229 North Circular Road,<text:s/>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5 College Green</text:p>
          </table:table-cell>
          <table:table-cell table:style-name="ce4"/>
          <table:table-cell table:number-columns-repeated="16382"/>
        </table:table-row>
        <table:table-row table:number-rows-repeated="1048375" table:style-name="ro1">
          <table:table-cell table:number-columns-repeated="16384"/>
        </table:table-row>
      </table:table>
      <table:table table:name="address_numbers" table:style-name="ta2">
        <table:table-column table:style-name="co7" table:default-cell-style-name="ce6"/>
        <table:table-column table:style-name="co2" table:number-columns-repeated="16383" table:default-cell-style-name="ce1"/>
        <table:table-row table:style-name="ro1">
          <table:table-cell office:value-type="string" table:style-name="ce5">
            <text:p>address_numbers</text:p>
          </table:table-cell>
          <table:table-cell table:number-columns-repeated="16383"/>
        </table:table-row>
        <table:table-row table:style-name="ro1">
          <table:table-cell office:value-type="float" office:value="3" table:style-name="ce6">
            <text:p>3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R1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1" table:style-name="ce6">
            <text:p>11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73" table:style-name="ce6">
            <text:p>7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H-07</text:p>
          </table:table-cell>
          <table:table-cell table:number-columns-repeated="16383"/>
        </table:table-row>
        <table:table-row table:style-name="ro1">
          <table:table-cell office:value-type="float" office:value="16" table:style-name="ce6">
            <text:p>16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6">
            <text:p>3b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4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6">
            <text:p>89-94</text:p>
          </table:table-cell>
          <table:table-cell table:number-columns-repeated="16383"/>
        </table:table-row>
        <table:table-row table:style-name="ro1">
          <table:table-cell office:value-type="float" office:value="23" table:style-name="ce6">
            <text:p>23</text:p>
          </table:table-cell>
          <table:table-cell table:number-columns-repeated="16383"/>
        </table:table-row>
        <table:table-row table:style-name="ro1">
          <table:table-cell office:value-type="float" office:value="11" table:style-name="ce6">
            <text:p>11</text:p>
          </table:table-cell>
          <table:table-cell table:number-columns-repeated="16383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float" office:value="3" table:style-name="ce6">
            <text:p>3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06/07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96" table:style-name="ce6">
            <text:p>96</text:p>
          </table:table-cell>
          <table:table-cell table:number-columns-repeated="16383"/>
        </table:table-row>
        <table:table-row table:style-name="ro1">
          <table:table-cell office:value-type="float" office:value="2" table:style-name="ce6">
            <text:p>2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18/1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6">
            <text:p>69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29" table:style-name="ce6">
            <text:p>29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2" table:style-name="ce6">
            <text:p>2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2" table:style-name="ce6">
            <text:p>2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6" table:style-name="ce6">
            <text:p>6</text:p>
          </table:table-cell>
          <table:table-cell table:number-columns-repeated="16383"/>
        </table:table-row>
        <table:table-row table:style-name="ro1">
          <table:table-cell office:value-type="float" office:value="24" table:style-name="ce6">
            <text:p>24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E09</text:p>
          </table:table-cell>
          <table:table-cell table:number-columns-repeated="16383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office:value-type="float" office:value="5" table:style-name="ce6">
            <text:p>5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" table:style-name="ce6">
            <text:p>1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02/0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th</text:p>
          </table:table-cell>
          <table:table-cell table:number-columns-repeated="16383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6">
            <text:p>1st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51" table:style-name="ce6">
            <text:p>51</text:p>
          </table:table-cell>
          <table:table-cell table:number-columns-repeated="16383"/>
        </table:table-row>
        <table:table-row table:style-name="ro1">
          <table:table-cell office:value-type="float" office:value="5" table:style-name="ce6">
            <text:p>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6">
            <text:p>7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st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6">
            <text:p>21B</text:p>
          </table:table-cell>
          <table:table-cell table:number-columns-repeated="16383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6">
            <text:p>H7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3" table:style-name="ce6">
            <text:p>1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nd</text:p>
          </table:table-cell>
          <table:table-cell table:number-columns-repeated="16383"/>
        </table:table-row>
        <table:table-row table:style-name="ro1">
          <table:table-cell office:value-type="float" office:value="32" table:style-name="ce6">
            <text:p>3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6">
            <text:p>32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6">
            <text:p>5th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4" table:style-name="ce6">
            <text:p>4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6">
            <text:p>55/61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6">
            <text:p>5th</text:p>
          </table:table-cell>
          <table:table-cell table:number-columns-repeated="16383"/>
        </table:table-row>
        <table:table-row table:style-name="ro1">
          <table:table-cell office:value-type="float" office:value="36" table:style-name="ce6">
            <text:p>36</text:p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float" office:value="6" table:style-name="ce6">
            <text:p>6</text:p>
          </table:table-cell>
          <table:table-cell table:number-columns-repeated="16383"/>
        </table:table-row>
        <table:table-row table:style-name="ro1">
          <table:table-cell office:value-type="float" office:value="28" table:style-name="ce6">
            <text:p>28</text:p>
          </table:table-cell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4" table:style-name="ce6">
            <text:p>4</text:p>
          </table:table-cell>
          <table:table-cell table:number-columns-repeated="16383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float" office:value="33" table:style-name="ce6">
            <text:p>33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229" table:style-name="ce6">
            <text:p>229</text:p>
          </table:table-cell>
          <table:table-cell table:number-columns-repeated="16383"/>
        </table:table-row>
        <table:table-row table:style-name="ro1">
          <table:table-cell office:value-type="float" office:value="5" table:style-name="ce6">
            <text:p>5</text:p>
          </table:table-cell>
          <table:table-cell table:number-columns-repeated="16383"/>
        </table:table-row>
        <table:table-row table:number-rows-repeated="1048375" table:style-name="ro1">
          <table:table-cell table:number-columns-repeated="16384"/>
        </table:table-row>
      </table:table>
      <table:table table:name="parsed_addresses" table:style-name="ta2"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address</text:p>
          </table:table-cell>
          <table:table-cell office:value-type="string" table:style-name="ce2">
            <text:p>postcodes</text:p>
          </table:table-cell>
          <table:table-cell office:value-type="string" table:style-name="ce2">
            <text:p>address_numb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ck 3, Grove Court, Grove Road, Blanchardstown</text:p>
          </table:table-cell>
          <table:table-cell table:style-name="ce1"/>
          <table:table-cell office:value-type="string" table:style-name="ce1">
            <text:p>Block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ville Residen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beryard Communit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encer Dock,Blackwater House,Block R1,</text:p>
          </table:table-cell>
          <table:table-cell office:value-type="string" table:style-name="ce1">
            <text:p>Dublin 01</text:p>
          </table:table-cell>
          <table:table-cell office:value-type="string" table:style-name="ce1">
            <text:p>Block R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nmacnoise Grove Community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D Carmanhall Rd, Sandyf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lasnev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rton Hall H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rda Station, High Ro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1 UPR GEORGES STREET DUN LAOGHAIRE<text:s/></text:p>
          </table:table-cell>
          <table:table-cell office:value-type="string" table:style-name="ce1">
            <text:p>CO. DUBLI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enix Gate, Áras an Uachtará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renure - Bran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esian Plaza Sprinkler Syst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3 Lower Baggot Street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ll Business Centre Gloucester Pla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-07 BALLYCORUS ROAD, JNCT ENNISKERRY ROAD</text:p>
          </table:table-cell>
          <table:table-cell table:style-name="ce1"/>
          <table:table-cell office:value-type="string" table:style-name="ce1">
            <text:p>H-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Parnell Square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dscoil R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y Rosary P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CD Exam Centre, Blackr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chicore, Jamestown Rd (T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FFEE SHOP ARDGILLAN, ARDGILLAN, CASTLE, BALBRIGGAN,<text:s/></text:p>
          </table:table-cell>
          <table:table-cell office:value-type="string" table:style-name="ce1">
            <text:p>CO.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rks Depot &amp; Public Conveni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 Ráth Tó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. Colmcille's BNS Swor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3b Santry Avenue,<text:s/></text:p>
          </table:table-cell>
          <table:table-cell office:value-type="string" table:style-name="ce1">
            <text:p>Dublin 9</text:p>
          </table:table-cell>
          <table:table-cell office:value-type="string" table:style-name="ce1">
            <text:p>Unit 3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gital Depot , Thomas 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int Shop M4</text:p>
          </table:table-cell>
          <table:table-cell table:style-name="ce1"/>
          <table:table-cell office:value-type="string" table:style-name="ce1">
            <text:p>M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ballis park un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OPLES PARK TEA 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oyce's Court Additional Off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rristown Bus Dep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rst &amp; Second Flr &amp; Basement, 89-94 Capel Street</text:p>
          </table:table-cell>
          <table:table-cell table:style-name="ce1"/>
          <table:table-cell office:value-type="string" table:style-name="ce1">
            <text:p>89-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grove, Unit 23</text:p>
          </table:table-cell>
          <table:table-cell table:style-name="ce1"/>
          <table:table-cell office:value-type="string" table:style-name="ce1">
            <text:p>Unit 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grove, Unit 11</text:p>
          </table:table-cell>
          <table:table-cell table:style-name="ce1"/>
          <table:table-cell office:value-type="string" table:style-name="ce1">
            <text:p>Unit 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n Switch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THE CRESC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esian Plaza First Flo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ybill Hill Road Metering Kio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ndr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lenomena Residen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T Cathal Brugha Stre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hall College, Swords Road, Whiteh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URNE COURT MOURNEVIEW EST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ughters Of Charity, Administrator St Josephs, Apt 3, Clonsilla,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SALLYNOGGIN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llyfermot Library Civic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IS, 6-7 Hanover St</text:p>
          </table:table-cell>
          <table:table-cell table:style-name="ce1"/>
          <table:table-cell office:value-type="date" office:date-value="2020-07-06T00:00:00" table:style-name="ce3">
            <text:p>06-Ju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. Michael's Estate Project Off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ntrose Park, Arta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USH<text:s/></text:p>
          </table:table-cell>
          <table:table-cell office:value-type="string" table:style-name="ce1">
            <text:p>CO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ound Floor Corri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96 Upper Rathmines Rd,<text:s/></text:p>
          </table:table-cell>
          <table:table-cell office:value-type="string" table:style-name="ce1">
            <text:p>Dublin 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2 FLOOR R</text:p>
          </table:table-cell>
          <table:table-cell table:style-name="ce1"/>
          <table:table-cell office:value-type="string" table:style-name="ce1">
            <text:p>2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/19 Parnell Square</text:p>
          </table:table-cell>
          <table:table-cell table:style-name="ce1"/>
          <table:table-cell office:value-type="string" table:style-name="ce1">
            <text:p>18/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ballis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9 Merrion Square basement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k Rangers Depot, Greenridge Court, <text:s/>DB</text:p>
          </table:table-cell>
          <table:table-cell office:value-type="string" table:style-name="ce1">
            <text:p>Dublin 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CA HQ Nav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UBLIC TOILETS EAST PI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TER KIOSKS, ROCK ROAD, BLACKROCK,<text:s/></text:p>
          </table:table-cell>
          <table:table-cell office:value-type="string" table:style-name="ce1">
            <text:p>Dublin (County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e National Maternity Hospital, 29 Merrion Square.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n Street, Rathcoo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LL HILL, SMALL WINDMILL, SKER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OCK 2, HARBOUR SQUARE</text:p>
          </table:table-cell>
          <table:table-cell table:style-name="ce1"/>
          <table:table-cell office:value-type="string" table:style-name="ce1">
            <text:p>BLOCK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yfermot Youthreach, Rosmore Avenue, Ballyferm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erry Orchard Communit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ttan House Publ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RVEY AVENUE SWITCH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 ST. STEPHENS GREEN<text:s/></text:p>
          </table:table-cell>
          <table:table-cell office:value-type="string" table:style-name="ce1">
            <text:p>DUBLIN 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AHIDE ROAD ARTANE<text:s/></text:p>
          </table:table-cell>
          <table:table-cell office:value-type="string" table:style-name="ce1">
            <text:p>DUBLIN 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HA BLAITH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NIGHT SHEL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ood ligh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6 Gloucester Place</text:p>
          </table:table-cell>
          <table:table-cell table:style-name="ce1"/>
          <table:table-cell office:value-type="string" table:style-name="ce1">
            <text:p>Unit 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grove, Unit 24</text:p>
          </table:table-cell>
          <table:table-cell table:style-name="ce1"/>
          <table:table-cell office:value-type="string" table:style-name="ce1">
            <text:p>Unit 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NIGHT SHEL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.Kilian's German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AREMONT PUBLIC CONVENIENCE STRAND ROAD GPBSE09</text:p>
          </table:table-cell>
          <table:table-cell table:style-name="ce1"/>
          <table:table-cell office:value-type="string" table:style-name="ce1">
            <text:p>E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iler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chicore Libra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ra Street Fire Brigade HQ / Control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umlin Ro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NGING ROOMS FOREST RD SWOR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sevoir House, Sandyf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in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idge Street Caretakers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MOYVIL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tional Museum of Ire, Collins Barracks,<text:s/></text:p>
          </table:table-cell>
          <table:table-cell office:value-type="string" table:style-name="ce1">
            <text:p>Dublin 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HA FARMLEIGH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mpleogue - Bran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UNITS 5.2 TO 5.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yngham Road Bus Dep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LAHIDE ROAD ARTANE<text:s/></text:p>
          </table:table-cell>
          <table:table-cell office:value-type="string" table:style-name="ce1">
            <text:p>DUBLIN 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DVEC, No 1 Pembroke Place. Ballsbridg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ms Earlsofrt tce,<text:s/></text:p>
          </table:table-cell>
          <table:table-cell office:value-type="string" table:style-name="ce1">
            <text:p>Dubli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undation House, Northumberland Avenue, Dun Laoghai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-4 Merrion Row</text:p>
          </table:table-cell>
          <table:table-cell table:style-name="ce1"/>
          <table:table-cell office:value-type="date" office:date-value="2020-04-02T00:00:00" table:style-name="ce3">
            <text:p>02-Ap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l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irGrid Brooklawn Hse - 4th Floor</text:p>
          </table:table-cell>
          <table:table-cell table:style-name="ce1"/>
          <table:table-cell office:value-type="string" table:style-name="ce1">
            <text:p>4th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don House, HQ Building, Amiens Street,<text:s/></text:p>
          </table:table-cell>
          <table:table-cell office:value-type="string" table:style-name="ce1">
            <text:p>Dubli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erry Orchard Communit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. McCullins Communit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ult Services Cruml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unt Street<text:s/></text:p>
          </table:table-cell>
          <table:table-cell office:value-type="string" table:style-name="ce1">
            <text:p>Dubli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ock B D Laoi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oodbodys Ground &amp; 1st. Floor - Capital Markets</text:p>
          </table:table-cell>
          <table:table-cell table:style-name="ce1"/>
          <table:table-cell office:value-type="string" table:style-name="ce1">
            <text:p>1st.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 Davids CBS, Arta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lka Valley P &amp; P Clu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J&amp;E, 51 St Stephen's Green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 College Green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ctricity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4 Bancroft Park, Tallaght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int Peters Court Community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T Park House, 1st Floor Spare</text:p>
          </table:table-cell>
          <table:table-cell table:style-name="ce1"/>
          <table:table-cell office:value-type="string" table:style-name="ce1">
            <text:p>1st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chestown Aven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IB International Centre - IFSC - Capital Marke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esentation College, Terenure Park, Terenu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lahi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nugborough Rd, Abbotstown<text:s/></text:p>
          </table:table-cell>
          <table:table-cell office:value-type="string" table:style-name="ce1">
            <text:p>Dublin 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man House 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ylemore Park Housing Maintenance St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utside school buil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21B, 21 Liberty Lane</text:p>
          </table:table-cell>
          <table:table-cell table:style-name="ce1"/>
          <table:table-cell office:value-type="string" table:style-name="ce1">
            <text:p>Unit 21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FERRYCARRIG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uc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anchardstown Adult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planade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NGECASTLE GOLF CLUB, BALDONNELL,<text:s/></text:p>
          </table:table-cell>
          <table:table-cell office:value-type="string" table:style-name="ce1">
            <text:p>CO.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FFEE SHOP ARDGILLAN, ARDGILLAN, CASTLE, BALBRIGGAN,<text:s/></text:p>
          </table:table-cell>
          <table:table-cell office:value-type="string" table:style-name="ce1">
            <text:p>CO.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rosbie Yard Unit H7 Site 30</text:p>
          </table:table-cell>
          <table:table-cell table:style-name="ce1"/>
          <table:table-cell office:value-type="string" table:style-name="ce1">
            <text:p>Unit H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bill Hill Road Metering Kio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eet Street,<text:s/></text:p>
          </table:table-cell>
          <table:table-cell office:value-type="string" table:style-name="ce1">
            <text:p>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it 13, TTEC, Pearse St Enterprise Centre</text:p>
          </table:table-cell>
          <table:table-cell table:style-name="ce1"/>
          <table:table-cell office:value-type="string" table:style-name="ce1">
            <text:p>Unit 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distown, Cloghran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nd Floor, 13 Gardiner Place</text:p>
          </table:table-cell>
          <table:table-cell table:style-name="ce1"/>
          <table:table-cell office:value-type="string" table:style-name="ce1">
            <text:p>2nd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. 32 BELARMINE PLAZA COMMUNITY FACILTIY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amount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rug Treatment Centre, 32 Pearse Stree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 MARYS H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RTON STADI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LLAGH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lant Room in E Buil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HGROVE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vent Of Holy Angels, Millhouse, Chapelizod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ergy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th Floor, Exchange Hall</text:p>
          </table:table-cell>
          <table:table-cell table:style-name="ce1"/>
          <table:table-cell office:value-type="string" table:style-name="ce1">
            <text:p>5th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ks Depot &amp; Public Conveni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are Stre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t 4, 1 Granby Row</text:p>
          </table:table-cell>
          <table:table-cell table:style-name="ce1"/>
          <table:table-cell office:value-type="string" table:style-name="ce1">
            <text:p>Unit 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tstown National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elaide Road - Head Off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ooklawn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nbeg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mple Court Bl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aumo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ock E 55/61 Mount Street Upper</text:p>
          </table:table-cell>
          <table:table-cell table:style-name="ce1"/>
          <table:table-cell office:value-type="string" table:style-name="ce1">
            <text:p>55/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onshaugh Park Meter Room/Kios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fants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 Ita's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lding ro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th Floor East-West, Park House, North Circular Road</text:p>
          </table:table-cell>
          <table:table-cell table:style-name="ce1"/>
          <table:table-cell office:value-type="string" table:style-name="ce1">
            <text:p>5th Flo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6 HENRY STREET<text:s/></text:p>
          </table:table-cell>
          <table:table-cell office:value-type="string" table:style-name="ce1">
            <text:p>DUBLIN 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 Kilians S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utt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lling Ops C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hool main build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gital Court (common are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amount Hos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ck of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ol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DVEC Sportsground, Terenu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PPINTREE PARK SPORTS CHANGING PAVILLION BALLYMUN<text:s text:c="2"/></text:p>
          </table:table-cell>
          <table:table-cell office:value-type="string" table:style-name="ce1">
            <text:p>DUBLIN 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ggart<text:s/></text:p>
          </table:table-cell>
          <table:table-cell office:value-type="string" table:style-name="ce1">
            <text:p>Co Dubl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CH, 6 Nrth Frederick St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clyde Road Ballsbridg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M OVER FLOW HOUSE PATRICK DOYLE ROAD<text:s/></text:p>
          </table:table-cell>
          <table:table-cell office:value-type="string" table:style-name="ce1">
            <text:p>DUBLIN 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hool of Nursing, D'Olier 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llbrigggn PC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tional Consumer Agency, 4 Harcourt Road,<text:s/></text:p>
          </table:table-cell>
          <table:table-cell office:value-type="string" table:style-name="ce1">
            <text:p>Dublin 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BRIDGE HO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der stairs in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NDFORD PA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ontar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ta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is Cairn, Community Centre, Bra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untstown National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3 HILLVIEW GROVE, Balinteer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ree Gateway, East Wall Road,<text:s/></text:p>
          </table:table-cell>
          <table:table-cell office:value-type="string" table:style-name="ce1">
            <text:p>Dublin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stel EHB, 229 North Circular Road,<text:s/></text:p>
          </table:table-cell>
          <table:table-cell office:value-type="string" table:style-name="ce1">
            <text:p>Dublin 7</text:p>
          </table:table-cell>
          <table:table-cell office:value-type="float" office:value="229" table:style-name="ce1">
            <text:p>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 College Green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2T14:20:41Z</dc:date>
  </office:meta>
</office:document-meta>
</file>